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D3A6F3BFBCB91F23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D3A6F3BFBCB91F23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ezus voedt een menigte</text:span></text:p>
            <text:p text:style-name="P3"><text:span text:style-name="T2">(Johannes 6:1-15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41:16.733000000</dc:date>
    <meta:editing-duration>PT2H27M45S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